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mily-generic="swiss"/>
    <style:font-face style:name="DejaVu Sans1" svg:font-family="'DejaVu Sans'" style:font-pitch="variable"/>
    <style:font-face style:name="IRKamran" svg:font-family="IRKamran" style:font-pitch="variable"/>
    <style:font-face style:name="IRKamran:kern1" svg:font-family="IRKamran:kern" style:font-pitch="variable"/>
    <style:font-face style:name="IRKamran:kern" svg:font-family="IRKamran:kern" style:font-adornments="Regular" style:font-pitch="variable"/>
    <style:font-face style:name="IRRoya" svg:font-family="IRRoya" style:font-pitch="variable"/>
    <style:font-face style:name="IRTabassom" svg:font-family="IRTabassom" style:font-pitch="variable"/>
    <style:font-face style:name="IRZar" svg:font-family="IRZ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510c5" officeooo:paragraph-rsid="001510c5" style:font-size-asian="16pt" style:font-name-complex="IRRoya" style:font-size-complex="16pt" style:font-style-complex="normal" style:font-weight-complex="normal"/>
    </style:style>
    <style:style style:name="P2"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8a7a5" officeooo:paragraph-rsid="0018a7a5" style:font-size-asian="16pt" style:font-name-complex="IRRoya" style:font-size-complex="16pt" style:font-style-complex="normal" style:font-weight-complex="normal"/>
    </style:style>
    <style:style style:name="P3"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b14c1" officeooo:paragraph-rsid="001b14c1" style:font-size-asian="16pt" style:font-name-complex="IRRoya" style:font-size-complex="16pt" style:font-style-complex="normal" style:font-weight-complex="normal"/>
    </style:style>
    <style:style style:name="P4" style:family="paragraph" style:parent-style-name="Standard">
      <style:paragraph-properties fo:margin-left="0in" fo:margin-right="0in" fo:margin-top="0in" fo:margin-bottom="0.1965in" loext:contextual-spacing="false" fo:text-align="center" style:justify-single-word="false" fo:orphans="2" fo:widows="2" fo:text-indent="0in" style:auto-text-indent="false"/>
      <style:text-properties fo:font-variant="normal" fo:text-transform="none" fo:color="#202124" style:font-name="IRRoya" fo:font-size="16pt" fo:letter-spacing="normal" fo:font-style="normal" fo:font-weight="bold" officeooo:rsid="0018a7a5" officeooo:paragraph-rsid="001510c5" style:font-size-asian="16pt" style:font-weight-asian="bold" style:font-name-complex="IRRoya" style:font-size-complex="16pt" style:font-style-complex="normal" style:font-weight-complex="bold"/>
    </style:style>
    <style:style style:name="P5"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loext:hyphenation-no-caps="false"/>
    </style:style>
    <style:style style:name="P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b14c1"/>
    </style:style>
    <style:style style:name="T2" style:family="text">
      <style:text-properties officeooo:rsid="001e7e8a"/>
    </style:style>
    <style:style style:name="T3" style:family="text">
      <style:text-properties officeooo:rsid="00225559"/>
    </style:style>
    <style:style style:name="T4" style:family="text">
      <style:text-properties fo:font-variant="normal" fo:text-transform="none" style:use-window-font-color="true" style:text-outline="false" style:text-line-through-style="none" style:text-line-through-type="none" style:text-position="0% 100%" style:font-name="IRKamr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kern" style:font-size-complex="10pt" style:language-complex="fa" style:country-complex="IR"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ard times by Charles Dickens</text:p>
      <text:p text:style-name="P1">page 1:</text:p>
      <text:p text:style-name="P2">BOOK THE FIRST – SOWING</text:p>
      <text:p text:style-name="P2">CHAPTER ONE – The ONE THING NEEDFUL</text:p>
      <text:p text:style-name="P2">‘Now, what I want is, Facts. Teach these boys and girls nothing but Facts. Facts alone are wanted in life. Plant nothing else, and root out everything else. You can only form the minds of reasoning animals <office:annotation office:name="__Annotation__184_4195529928" loext:resolved="false"><dc:creator>saeed sarkarati</dc:creator><dc:date>2023-03-28T13:49:20.924563718</dc:date><loext:sender-initials>ss</loext:sender-initials><text:p text:style-name="P6"><text:span text:style-name="T4">روی، بر، بر روی، برفراز</text:span></text:p><text:p text:style-name="P6"><text:span text:style-name="T4">I jumped upon the horse</text:span></text:p><text:p text:style-name="P6"><text:span text:style-name="T4"><text:tab/></text:span><text:span text:style-name="T4">پریدم <text:s/>روی اسب</text:span></text:p><text:p text:style-name="P6"><text:span text:style-name="T4">a house built upon a hill</text:span></text:p><text:p text:style-name="P6"><text:span text:style-name="T4"><text:tab/></text:span><text:span text:style-name="T4">خانه‌ای که برفراز تپه‌ای ساخته شده است</text:span></text:p><text:p text:style-name="P6"><text:span text:style-name="T4">intense sadness fell upon me again</text:span></text:p><text:p text:style-name="P6"><text:span text:style-name="T4"><text:tab/></text:span><text:span text:style-name="T4">حزن شدید دوباره بر من مستولی شد</text:span></text:p></office:annotation>upon<office:annotation-end office:name="__Annotation__184_4195529928"/> Facts: nothing else will ever be of any service to them. This <text:span text:style-name="T1">is </text:span>the principle on which I <text:span text:style-name="T1">bring up my own children, and this the principle on which I bring up these children. Stick to Facts, sir!’</text:span></text:p>
      <text:p text:style-name="P3">The scene was a plain, <text:s/>bare, <office:annotation office:name="__Annotation__185_4195529928" loext:resolved="false"><dc:creator>saeed sarkarati</dc:creator><dc:date>2023-03-28T13:49:59.916411901</dc:date><loext:sender-initials>ss</loext:sender-initials><text:p text:style-name="P6"><text:span text:style-name="T4">خسته کننده، بی تنوع، ملالت آور</text:span></text:p><text:p text:style-name="P6"><text:span text:style-name="T4">the monotonous life of prisoners</text:span></text:p><text:p text:style-name="P6"><text:span text:style-name="T4"><text:tab/></text:span><text:span text:style-name="T4">زندگی یکنواخت و خسته کننده‌ی زندانیان</text:span></text:p><text:p text:style-name="P6"><text:span text:style-name="T4">a monotonous landscape</text:span></text:p><text:p text:style-name="P6"><text:span text:style-name="T4">منظره‌ی ملالت انگیز</text:span></text:p><text:p text:style-name="P6"><text:span text:style-name="T4"/></text:p></office:annotation>monotonous<office:annotation-end office:name="__Annotation__185_4195529928"/> vault of a school-room, and the speaker’s square forefinger emphasized his observations by underscoring every sentence with a line <text:span text:style-name="T2">on the schoolmaster’s sleeve. The emphasis was helped by the speaker's square wall of a forehead, which had his eyebrows for its base, while his eyes found commodious </text:span><text:span text:style-name="T2"><office:annotation office:name="__Annotation__186_4195529928" loext:resolved="false"><dc:creator>saeed sarkarati</dc:creator><dc:date>2023-03-28T13:50:35.220679133</dc:date><loext:sender-initials>ss</loext:sender-initials><text:p text:style-name="P5"><text:span text:style-name="T4"><text:s/>گنجایش سرداب، به اندازه‌ی یک سرداب پر</text:span></text:p><text:p text:style-name="P5"><text:span text:style-name="T4"><text:s/>سرداب‌ها، دخمه‌ها</text:span></text:p></office:annotation></text:span><text:span text:style-name="T2">cellarage</text:span><office:annotation-end office:name="__Annotation__186_4195529928"/><text:span text:style-name="T2"> in two dark caves, overshadowed by the wall. The emphasis was helped by the speaker’s mouth, which was wide, thin, and hard set. The emphasis was helped by the speaker’s voice, which was inflexible, dry, and dictatorial. The emphasis was helped <text:s/>by the speaker's hair, which bristled on the skirts of his bald head, a plantation of firs to keep the wind from its shining surface, all covered with knobs, like the crust of plum pie, as if the head had scarcely warehouse-room for the hard facts stored inside. The speaker’s obstinate carriage, square coat, square lags, square shoulder, -nay, his very neckcloth, trained to take him by the throat <text:s/>with an </text:span><text:span text:style-name="T2"><office:annotation office:name="__Annotation__159_4195529928" loext:resolved="false"><dc:creator>saeed sarkarati</dc:creator><dc:date>2023-03-28T13:07:15.670840926</dc:date><loext:sender-initials>ss</loext:sender-initials><text:p text:style-name="P5"><text:span text:style-name="T4">ناسازگار</text:span></text:p><text:p text:style-name="P6"><text:span text:style-name="T4">Acomodating: </text:span></text:p><text:p text:style-name="P5"><text:span text:style-name="T4">مهمان نواز، سازگار، خوش برخورد، مهربان، همراه، مددکار، مشتاق به کمک دادن، انعطاف‌پذیر، مایل به همکاری</text:span></text:p></office:annotation></text:span><text:span text:style-name="T2">unaccommodating</text:span><office:annotation-end office:name="__Annotation__159_4195529928"/><text:span text:style-name="T2"> </text:span><text:span text:style-name="T2"><office:annotation office:name="__Annotation__187_4195529928" loext:resolved="false"><dc:creator>saeed sarkarati</dc:creator><dc:date>2023-03-28T13:51:21.716402975</dc:date><loext:sender-initials>ss</loext:sender-initials><text:p text:style-name="P5"><text:span text:style-name="T4">قدرت درک، فهم</text:span></text:p><text:p text:style-name="P6"><text:span text:style-name="T4">his grasp of mathematics is extraordinary</text:span></text:p><text:p text:style-name="P6"><text:span text:style-name="T4"><text:tab/></text:span><text:span text:style-name="T4">فهم ریاضی او فوق‌العاده است</text:span></text:p></office:annotation></text:span><text:span text:style-name="T2">grasp</text:span><office:annotation-end office:name="__Annotation__187_4195529928"/><text:span text:style-name="T2">, like a </text:span><text:span text:style-name="T2"><office:annotation office:name="__Annotation__188_4195529928" loext:resolved="false"><dc:creator>saeed sarkarati</dc:creator><dc:date>2023-03-28T13:52:10.252247652</dc:date><loext:sender-initials>ss</loext:sender-initials><text:p text:style-name="P5"><text:span text:style-name="T4"><text:s/>سرسخت، مصمم، یک‌دنده، لجوج، لجباز، خودرای، چشم سفید، کله شق، خیره سر، سمج</text:span></text:p><text:p text:style-name="P6"><text:span text:style-name="T4">a stubborn man</text:span><text:span text:style-name="T4"><text:tab/></text:span></text:p><text:p text:style-name="P5"><text:span text:style-name="T4">آدم سرسخت، سر سختانه، لجوجانه، مصممانه</text:span></text:p><text:p text:style-name="P6"><text:span text:style-name="T4">stubborn resistance</text:span><text:span text:style-name="T4"><text:tab/></text:span></text:p><text:p text:style-name="P5"><text:span text:style-name="T4">مقاومت سرسختانه، <text:s/>مقاوم، دپرپای، دیر درمان، دیرالتیام، بدقلق</text:span></text:p><text:p text:style-name="P6"><text:span text:style-name="T4">a stubborn disease</text:span><text:span text:style-name="T4"><text:tab/></text:span><text:span text:style-name="T4">بیماری دیر درمان</text:span></text:p><text:p text:style-name="P6"><text:span text:style-name="T4">a stubborn engine</text:span><text:span text:style-name="T4"><text:tab/></text:span></text:p><text:p text:style-name="P5"><text:span text:style-name="T4">یک <text:s text:c="2"/>موتور بدقلق، پیگیر، بی‌امان</text:span></text:p><text:p text:style-name="P6"><text:span text:style-name="T4">stubborn campaigns</text:span><text:span text:style-name="T4"><text:tab/></text:span><text:span text:style-name="T4">مبارزات <text:s text:c="2"/>بی‌ امان</text:span></text:p></office:annotation></text:span><text:span text:style-name="T2">stubborn</text:span><office:annotation-end office:name="__Annotation__188_4195529928"/><text:span text:style-name="T2"> fact, as it was, - all helped the emphasis. </text:span></text:p>
      <text:p text:style-name="P3"><text:soft-page-break/>‘<text:span text:style-name="T3">In this life, we want nothing but Facts, sir: nothing but Facts!’</text:span></text:p>
      <text:p text:style-name="P1">The speaker, and the schoolmaster, and the third grown person present, all backed a little, and swept with their eyes the inclined plane of little <office:annotation office:name="__Annotation__189_4195529928" loext:resolved="false"><dc:creator>saeed sarkarati</dc:creator><dc:date>2023-03-28T13:52:55.588129201</dc:date><loext:sender-initials>ss</loext:sender-initials><text:p text:style-name="P5"><text:span text:style-name="T4">ظرف، گنجانه، سپار، خنور</text:span></text:p><text:p text:style-name="P6"><text:span text:style-name="T4">silver vessels of various seizes</text:span><text:span text:style-name="T4"><text:tab/></text:span></text:p><text:p text:style-name="P5"><text:span text:style-name="T4">ظروف نقره به اندازه هـای مختلف</text:span></text:p><text:p text:style-name="P6"><text:span text:style-name="T4">he placed a large copper vessel over the fire.</text:span><text:span text:style-name="T4"><text:tab/></text:span></text:p><text:p text:style-name="P5"><text:span text:style-name="T4">یک ظرف مسی بزرگ را روی آتش قرار داد</text:span></text:p></office:annotation>vessels<office:annotation-end office:name="__Annotation__189_4195529928"/> then and there arranged in order, ready to have imperial gallons of facts poured into them until they were full to the <office:annotation office:name="__Annotation__190_4195529928" loext:resolved="false"><dc:creator>saeed sarkarati</dc:creator><dc:date>2023-03-28T13:53:40.020208309</dc:date><loext:sender-initials>ss</loext:sender-initials><text:p text:style-name="P5"><text:span text:style-name="T4">(در مورد فنجان <text:s/>و کاسه و ظروف <text:s/>دیگر) <text:s text:c="2"/>لب، لبه، کناره، حاشیه</text:span></text:p><text:p text:style-name="P6"><text:span text:style-name="T4">the glass was filled to the brim</text:span><text:span text:style-name="T4"><text:tab/></text:span></text:p><text:p text:style-name="P5"><text:span text:style-name="T4">لیوان لبالب <text:s/>بود</text:span></text:p><text:p text:style-name="P6"><text:span text:style-name="T4">her lipstick on the brim of the cup</text:span><text:span text:style-name="T4"><text:tab/></text:span></text:p><text:p text:style-name="P5"><text:span text:style-name="T4">جای ماتیک او بر لبه‌ی فنجان</text:span></text:p></office:annotation>brim<office:annotation-end office:name="__Annotation__190_419552992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mily-generic="swiss"/>
    <style:font-face style:name="DejaVu Sans1" svg:font-family="'DejaVu Sans'" style:font-pitch="variable"/>
    <style:font-face style:name="IRKamran" svg:font-family="IRKamran" style:font-pitch="variable"/>
    <style:font-face style:name="IRKamran:kern1" svg:font-family="IRKamran:kern" style:font-pitch="variable"/>
    <style:font-face style:name="IRKamran:kern" svg:font-family="IRKamran:kern" style:font-adornments="Regular" style:font-pitch="variable"/>
    <style:font-face style:name="IRRoya" svg:font-family="IRRoya" style:font-pitch="variable"/>
    <style:font-face style:name="IRTabassom" svg:font-family="IRTabassom" style:font-pitch="variable"/>
    <style:font-face style:name="IRZar" svg:font-family="IRZ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2" style:font-family-complex="'DejaVu Sans'" style:font-family-generic-complex="swiss"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31T01:57:08.029145130</meta:creation-date>
    <dc:date>2023-03-28T13:54:03.918776369</dc:date>
    <meta:editing-duration>PT2H40M21S</meta:editing-duration>
    <meta:editing-cycles>18</meta:editing-cycles>
    <meta:generator>LibreOffice/6.4.7.2$Linux_X86_64 LibreOffice_project/40$Build-2</meta:generator>
    <dc:creator>saeed sarkarati</dc:creator>
    <meta:document-statistic meta:table-count="0" meta:image-count="0" meta:object-count="0" meta:page-count="2" meta:paragraph-count="8" meta:word-count="335" meta:character-count="1933" meta:non-whitespace-character-count="1600"/>
  </office:meta>
</office:document-meta>
</file>